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111111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4"/>
        <table:table-column table:style-name="co6" table:default-cell-style-name="ce4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number-columns-repeated="2" table:default-cell-style-name="ce1"/>
        <table:table-row table:style-name="ro1" table:number-rows-repeated="3">
          <table:table-cell table:style-name="Default" table:number-columns-repeated="17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1FN</text:p>
          </table:table-cell>
          <table:table-cell table:number-columns-repeated="8"/>
          <table:table-cell table:style-name="ce1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NombreProducto</text:p>
          </table:table-cell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Categoría</text:p>
          </table:table-cell>
          <table:table-cell table:style-name="ce3" office:value-type="string" calcext:value-type="string">
            <text:p>IDProveedor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Unitari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roveeTech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ectroPlu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ElectroPlu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string" calcext:value-type="string">
            <text:p>KeyMasters</text:p>
          </table:table-cell>
          <table:table-cell office:value-type="float" office:value="40" calcext:value-type="float">
            <text:p>40</text:p>
          </table:table-cell>
          <table:table-cell office:value-type="float" office:value="80.5" calcext:value-type="float">
            <text:p>80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string" calcext:value-type="string">
            <text:p>ProveeTech</text:p>
          </table:table-cell>
          <table:table-cell office:value-type="float" office:value="40" calcext:value-type="float">
            <text:p>40</text:p>
          </table:table-cell>
          <table:table-cell office:value-type="float" office:value="80.5" calcext:value-type="float">
            <text:p>80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icin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iceEquip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OfficeEquip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ici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rintExpres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PrintExpress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formátic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mpWorld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CompWorld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formátic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TechStore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style-name="ce4" office:value-type="string" calcext:value-type="string">
            <text:p>KeyMasters</text:p>
          </table:table-cell>
          <table:table-cell office:value-type="float" office:value="50" calcext:value-type="float">
            <text:p>50</text:p>
          </table:table-cell>
          <table:table-cell office:value-type="float" office:value="25.75" calcext:value-type="float">
            <text:p>25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style-name="ce4" office:value-type="string" calcext:value-type="string">
            <text:p>TechStore</text:p>
          </table:table-cell>
          <table:table-cell office:value-type="float" office:value="50" calcext:value-type="float">
            <text:p>50</text:p>
          </table:table-cell>
          <table:table-cell office:value-type="float" office:value="25.75" calcext:value-type="float">
            <text:p>25.75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1"/>
          <table:table-cell table:number-columns-repeated="8"/>
          <table:table-cell table:style-name="ce1"/>
          <table:table-cell table:style-name="ce8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2FN</text:p>
          </table:table-cell>
          <table:table-cell table:number-columns-repeated="5"/>
          <table:table-cell table:style-name="ce6" office:value-type="string" calcext:value-type="string">
            <text:p>Tabla Productos </text:p>
          </table:table-cell>
          <table:table-cell table:number-columns-repeated="2"/>
          <table:table-cell table:style-name="ce8" office:value-type="string" calcext:value-type="string">
            <text:p>Tabla Proveedores</text:p>
          </table:table-cell>
          <table:table-cell table:style-name="ce1"/>
          <table:table-cell/>
          <table:table-cell table:style-name="ce9" office:value-type="string" calcext:value-type="string" table:number-columns-spanned="2" table:number-rows-spanned="1">
            <text:p>Tabla Producto_Proveedor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NombreProducto</text:p>
          </table:table-cell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Unitario</text:p>
          </table:table-cell>
          <table:table-cell/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NombreCategoría</text:p>
          </table:table-cell>
          <table:table-cell table:style-name="ce7"/>
          <table:table-cell table:style-name="ce3" office:value-type="string" calcext:value-type="string">
            <text:p>IDProveedor</text:p>
          </table:table-cell>
          <table:table-cell table:style-name="ce3" office:value-type="string" calcext:value-type="string">
            <text:p>NombreProveedor</text:p>
          </table:table-cell>
          <table:table-cell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IDProveedo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veeTech</text:p>
          </table:table-cell>
          <table:table-cell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oPlus</text:p>
          </table:table-cell>
          <table:table-cell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ici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eyMasters</text:p>
          </table:table-cell>
          <table:table-cell/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formátic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iceEquip</text:p>
          </table:table-cell>
          <table:table-cell/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PrintExpress</text:p>
          </table:table-cell>
          <table:table-cell/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CompWorld</text:p>
          </table:table-cell>
          <table:table-cell/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TechStore</text:p>
          </table:table-cell>
          <table:table-cell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SV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s" number:country="SV">C</number:currency-symbol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s" number:country="SV">C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0:30:12.400000000</meta:creation-date>
    <dc:date>2025-02-16T22:10:11.387000000</dc:date>
    <meta:editing-duration>PT2M58S</meta:editing-duration>
    <meta:editing-cycles>1</meta:editing-cycles>
    <meta:document-statistic meta:table-count="1" meta:cell-count="204" meta:object-count="0"/>
    <meta:generator>LibreOffice/24.8.4.2$Windows_X86_64 LibreOffice_project/bb3cfa12c7b1bf994ecc5649a80400d06cd71002</meta:generator>
  </office:meta>
</office:document-meta>
</file>